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C5D00003810975FBEED.svm"/>
  <manifest:file-entry manifest:media-type="" manifest:full-path="Pictures/200000070000419200003767D9EBB5E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2.775cm" svg:y="7.25cm" svg:width="15.453cm" svg:height="14.353cm" draw:z-index="0">
        <draw:image xlink:href="Pictures/2000000700003C5D00003810975FBEED.svm" xlink:type="simple" xlink:show="embed" xlink:actuate="onLoad"/>
      </draw:frame>
      <draw:frame draw:style-name="fr2" draw:name="graphics2" text:anchor-type="page" text:anchor-page-number="2" svg:x="2.108cm" svg:y="5.53cm" svg:width="16.785cm" svg:height="14.183cm" draw:z-index="1">
        <draw:image xlink:href="Pictures/200000070000419200003767D9EBB5EE.svm" xlink:type="simple" xlink:show="embed" xlink:actuate="onLoad"/>
      </draw:frame>
      <text:p text:style-name="Standard"/>
      <text:p text:style-name="Standard">Test fail that checks weather the service charges made to a booking are on the bill at checkou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Test fail that checks to see that the program can't add a service charge to a room after the booking has been checked 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 s</meta:initial-creator>
    <meta:creation-date>2018-10-04T14:58:37.37</meta:creation-date>
    <dc:date>2018-10-05T14:52:22</dc:date>
    <dc:creator>sa s</dc:creator>
    <meta:editing-duration>PT15M30S</meta:editing-duration>
    <meta:editing-cycles>2</meta:editing-cycles>
    <meta:generator>OpenOffice/4.1.1$Win32 OpenOffice.org_project/411m6$Build-9775</meta:generator>
    <meta:document-statistic meta:table-count="0" meta:image-count="2" meta:object-count="0" meta:page-count="2" meta:paragraph-count="2" meta:word-count="42" meta:character-count="217"/>
  </office:meta>
</office:document-meta>
</file>